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iasDefinition.AliasDefinition( String beanName , String alias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liasDefinitio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asDefinition.get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asDefinition.AliasDefinition( String beanName , String 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asDefini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